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 Text1" svg:font-family="'Google Sans Text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2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15%" fo:padding="0in" fo:border="none"/>
    </style:style>
    <style:style style:name="P2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3" style:family="paragraph" style:parent-style-name="Standard">
      <style:paragraph-properties fo:margin-top="0in" fo:margin-bottom="0.1665in" loext:contextual-spacing="false" fo:line-height="115%"/>
      <style:text-properties fo:color="#575b5f" style:font-name="Google Sans Text" fo:font-size="10.5pt" fo:background-color="#e9eef6" style:font-name-asian="Google Sans Text2" style:font-size-asian="10.5pt" style:font-name-complex="Google Sans Text2" style:font-size-complex="10.5pt"/>
    </style:style>
    <style:style style:name="P4" style:family="paragraph" style:parent-style-name="Standard">
      <style:paragraph-properties fo:margin-top="0in" fo:margin-bottom="0.0835in" loext:contextual-spacing="false" fo:line-height="115%" fo:padding="0in" fo:border="none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false" fo:line-height="115%" fo:text-indent="-0.25in" style:auto-text-indent="false" fo:padding="0in" fo:border="none"/>
    </style:style>
    <style:style style:name="P6" style:family="paragraph" style:parent-style-name="Standard" style:list-style-name="WWNum5">
      <style:paragraph-properties fo:margin-left="0.5in" fo:margin-right="0in" fo:margin-top="0in" fo:margin-bottom="0in" loext:contextual-spacing="false" fo:line-height="115%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15%" fo:text-indent="-0.25in" style:auto-text-indent="false" fo:padding="0in" fo:border="non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15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15%" fo:text-indent="-0.25in" style:auto-text-indent="false" fo:padding="0in" fo:border="none"/>
    </style:style>
    <style:style style:name="P10" style:family="paragraph" style:parent-style-name="Standard" style:list-style-name="WWNum4">
      <style:paragraph-properties fo:margin-left="0.5in" fo:margin-right="0in" fo:margin-top="0in" fo:margin-bottom="0.1665in" loext:contextual-spacing="false" fo:line-height="115%" fo:text-indent="-0.25in" style:auto-text-indent="false" fo:padding="0in" fo:border="none"/>
    </style:style>
    <style:style style:name="P11" style:family="paragraph" style:parent-style-name="Standard" style:list-style-name="WWNum2">
      <style:paragraph-properties fo:margin-left="0.5in" fo:margin-right="0in" fo:margin-top="0in" fo:margin-bottom="0.1665in" loext:contextual-spacing="false" fo:line-height="115%" fo:text-indent="-0.25in" style:auto-text-indent="false" fo:padding="0in" fo:border="none"/>
    </style:style>
    <style:style style:name="P12" style:family="paragraph" style:parent-style-name="Standard" style:list-style-name="WWNum5">
      <style:paragraph-properties fo:margin-left="1in" fo:margin-right="0in" fo:margin-top="0in" fo:margin-bottom="0in" loext:contextual-spacing="false" fo:line-height="115%" fo:text-indent="-0.25in" style:auto-text-indent="false" fo:padding="0in" fo:border="none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false" fo:line-height="115%" fo:text-indent="-0.25in" style:auto-text-indent="false" fo:padding="0in" fo:border="none"/>
    </style:style>
    <style:style style:name="P14" style:family="paragraph" style:parent-style-name="Standard" style:list-style-name="WWNum3">
      <style:paragraph-properties fo:margin-left="1in" fo:margin-right="0in" fo:margin-top="0in" fo:margin-bottom="0in" loext:contextual-spacing="false" fo:line-height="115%" fo:text-indent="-0.25in" style:auto-text-indent="false" fo:padding="0in" fo:border="none"/>
    </style:style>
    <style:style style:name="P15" style:family="paragraph" style:parent-style-name="Standard" style:list-style-name="WWNum5">
      <style:paragraph-properties fo:margin-left="1in" fo:margin-right="0in" fo:margin-top="0in" fo:margin-bottom="0.3335in" loext:contextual-spacing="false" fo:line-height="115%" fo:text-indent="-0.25in" style:auto-text-indent="false" fo:padding="0in" fo:border="none"/>
    </style:style>
    <style:style style:name="P16" style:family="paragraph" style:parent-style-name="Standard" style:list-style-name="WWNum1">
      <style:paragraph-properties fo:margin-left="1in" fo:margin-right="0in" fo:margin-top="0in" fo:margin-bottom="0.3335in" loext:contextual-spacing="false" fo:line-height="115%" fo:text-indent="-0.25in" style:auto-text-indent="false" fo:padding="0in" fo:border="none"/>
    </style:style>
    <style:style style:name="P17" style:family="paragraph" style:parent-style-name="Standard" style:list-style-name="WWNum3">
      <style:paragraph-properties fo:margin-left="1in" fo:margin-right="0in" fo:margin-top="0in" fo:margin-bottom="0.3335in" loext:contextual-spacing="false" fo:line-height="115%" fo:text-indent="-0.25in" style:auto-text-indent="false" fo:padding="0in" fo:border="none"/>
    </style:style>
    <style:style style:name="P18" style:family="paragraph" style:parent-style-name="Heading_20_1" style:master-page-name="Standard">
      <style:paragraph-properties fo:margin-top="0in" fo:margin-bottom="0.0835in" loext:contextual-spacing="false" fo:line-height="115%" style:page-number="1" fo:padding="0in" fo:border="none"/>
    </style:style>
    <style:style style:name="P19" style:family="paragraph" style:parent-style-name="Heading_20_2">
      <style:paragraph-properties fo:margin-top="0in" fo:margin-bottom="0.0835in" loext:contextual-spacing="false" fo:line-height="115%" fo:padding="0in" fo:border="none"/>
    </style:style>
    <style:style style:name="T1" style:family="text">
      <style:text-properties fo:color="#1b1c1d" style:font-name="Google Sans Text" fo:font-size="16.5pt" style:font-name-asian="Google Sans Text2" style:font-size-asian="16.5pt" style:font-name-complex="Google Sans Text2" style:font-size-complex="16.5pt"/>
    </style:style>
    <style:style style:name="T2" style:family="text">
      <style:text-properties fo:color="#1b1c1d" style:font-name="Google Sans Text" fo:font-size="12pt" fo:font-weight="bold" style:font-name-asian="Google Sans Text2" style:font-size-asian="12pt" style:font-weight-asian="bold" style:font-name-complex="Google Sans Text2" style:font-size-complex="12pt"/>
    </style:style>
    <style:style style:name="T3" style:family="text">
      <style:text-properties fo:color="#1b1c1d" style:font-name="Google Sans Text" fo:font-size="12pt" style:font-name-asian="Google Sans Text2" style:font-size-asian="12pt" style:font-name-complex="Google Sans Text2" style:font-size-complex="12pt"/>
    </style:style>
    <style:style style:name="T4" style:family="text">
      <style:text-properties fo:color="#1b1c1d" style:font-name="Google Sans" fo:font-size="15pt" style:font-name-asian="Google Sans1" style:font-size-asian="15pt" style:font-name-complex="Google Sans1" style:font-size-complex="15pt"/>
    </style:style>
    <style:style style:name="T5" style:family="text">
      <style:text-properties fo:color="#575b5f" style:font-name="Google Sans Text" fo:font-size="10.5pt" fo:background-color="#e9eef6" loext:char-shading-value="0" style:font-name-asian="Google Sans Text2" style:font-size-asian="10.5pt" style:font-name-complex="Google Sans Text2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wm1odfocmrs"/><text:span text:style-name="T1">Presentación del Proyecto: Simulador de Colectivos Urbanos - Incremento 2</text:span></text:p>
      <text:p text:style-name="P1"><text:span text:style-name="T2">Desarrollador:</text:span><text:span text:style-name="T3"> MiyoBran</text:span></text:p>
      <text:p text:style-name="P1"><text:span text:style-name="T2">Fecha:</text:span><text:span text:style-name="T3"> 2025-06-21</text:span></text:p>
      <text:p text:style-name="P19"><text:bookmark text:name="_dx4mh6bdr5x4"/><text:span text:style-name="T4">1. Resumen Ejecutivo</text:span></text:p>
      <text:p text:style-name="P1"><text:span text:style-name="T3">El presente documento detalla la culminación del </text:span><text:span text:style-name="T2">Incremento 2</text:span><text:span text:style-name="T3"> del "Simulador de Colectivos Urbanos". Sobre la robusta base establecida en el primer incremento, esta fase ha transformado el sistema de una simulación de movimiento a una potente </text:span><text:span text:style-name="T2">herramienta de análisis y planificación</text:span><text:span text:style-name="T3">. Se han introducido funcionalidades críticas como el modelado de la red de transporte mediante grafos, el cálculo de rutas óptimas para pasajeros y un sistema integral de recolección de estadísticas de rendimiento.</text:span></text:p>
      <text:p text:style-name="P1"><text:span text:style-name="T3">El proyecto ha alcanzado una madurez funcional, permitiendo no solo observar el comportamiento del sistema, sino también medir su eficiencia y planificar viajes de manera inteligente, cumpliendo así con todos los objetivos propuestos para esta etapa.</text:span></text:p>
      <text:p text:style-name="P19"><text:bookmark text:name="_zdtc7l3k2vdn"/><text:span text:style-name="T4">2. Contexto y Objetivos Alcanzados</text:span></text:p>
      <text:p text:style-name="P4"><text:span text:style-name="T3">El problema central sigue siendo la simulación del transporte público urbano de Puerto Madryn, pero el </text:span><text:span text:style-name="T2">Incremento 2</text:span><text:span text:style-name="T3"> lo ha abordado con una profundidad significativamente mayor. Los objetivos cumplidos en esta fase fueron:</text:span></text:p>
      <text:list xml:id="list3296785049" text:style-name="WWNum4">
        <text:list-item>
          <text:p text:style-name="P5"><text:span text:style-name="T2">Modelar la Red como Grafo:</text:span><text:span text:style-name="T3"> Representar el sistema de paradas y sus conexiones como un grafo dirigido, sentando las bases para el análisis de rutas.</text:span></text:p>
        </text:list-item>
        <text:list-item>
          <text:p text:style-name="P5"><text:span text:style-name="T2">Cálculo de Rutas Óptimas:</text:span><text:span text:style-name="T3"> Implementar el algoritmo de Dijkstra para encontrar el camino más corto entre dos paradas cualesquiera de la red.</text:span></text:p>
        </text:list-item>
        <text:list-item>
          <text:p text:style-name="P5"><text:span text:style-name="T2">Gestión de Estadísticas:</text:span><text:span text:style-name="T3"> Crear un módulo capaz de recolectar, procesar y reportar métricas clave como tiempos de espera, duración de viajes, niveles de ocupación y satisfacción de los pasajeros.</text:span></text:p>
        </text:list-item>
        <text:list-item>
          <text:p text:style-name="P5"><text:span text:style-name="T2">Simulación Avanzada:</text:span><text:span text:style-name="T3"> Extender el modelo para incluir capacidades de colectivo diferenciadas (sentados/parados), gestión de estado y múltiples recorridos.</text:span></text:p>
        </text:list-item>
        <text:list-item>
          <text:p text:style-name="P10"><text:span text:style-name="T2">Interfaz Interactiva:</text:span><text:span text:style-name="T3"> Proveer al usuario un menú de control para ejecutar la simulación, solicitar rutas y visualizar las estadísticas generadas.</text:span></text:p>
        </text:list-item>
      </text:list>
      <text:p text:style-name="P19"><text:bookmark text:name="_22gfcezeb0af"/><text:span text:style-name="T4">3. Decisiones de Diseño y Estructuras de Datos (Incremento 2)</text:span></text:p>
      <text:p text:style-name="P4"><text:span text:style-name="T3">El Incremento 2 introdujo componentes que requerían estructuras de datos especializadas, complementando las decisiones tomadas en la fase anterior.</text:span></text:p>
      <text:list xml:id="list1344640015" text:style-name="WWNum5">
        <text:list-item>
          <text:p text:style-name="P6"><text:span text:style-name="T2">Grafo de la Red de Transporte (</text:span><text:span text:style-name="T5">PlanificadorRutas</text:span><text:span text:style-name="T2">)</text:span></text:p>
          <text:list>
            <text:list-item>
              <text:p text:style-name="P12"><text:span text:style-name="T2">Implementación:</text:span><text:span text:style-name="T3"> </text:span><text:span text:style-name="T5">net.datastructures.AdjacencyMapGraph&lt;Parada, Integer&gt;</text:span><text:span text:style-name="T3">.</text:span></text:p>
            </text:list-item>
            <text:list-item>
              <text:p text:style-name="P12"><text:span text:style-name="T2">Justificación:</text:span><text:span text:style-name="T3"> Se seleccionó esta implementación por ser la provista por la cátedra, asegurando compatibilidad con sus librerías de algoritmos (</text:span><text:span text:style-name="T5">GraphAlgorithms</text:span><text:span text:style-name="T3">). Es la estructura ideal para modelar la red, donde las paradas son vértices y los tramos entre ellas son aristas ponderadas (por distancia, tiempo, etc.).</text:span></text:p>
            </text:list-item>
            <text:list-item>
              <text:p text:style-name="P12"><text:span text:style-name="T2">Decisión Crítica - Grafo Dirigido:</text:span><text:span text:style-name="T3"> Durante las pruebas se identificó que el grafo debía ser </text:span><text:span text:style-name="T2">dirigido</text:span><text:span text:style-name="T3"> (</text:span><text:span text:style-name="T5">directed = true</text:span><text:span text:style-name="T3">). Las rutas de colectivo son unidireccionales por tramo (se puede ir de A a B, pero no necesariamente de B a A por la misma vía). Instanciar el grafo como dirigido fue una corrección fundamental para que el modelo representara fielmente la realidad y los cálculos de ruta fueran correctos.</text:span></text:p>
            </text:list-item>
          </text:list>
        </text:list-item>
        <text:list-item>
          <text:p text:style-name="P6"><text:span text:style-name="T2">Colecciones de Datos Maestros (</text:span><text:span text:style-name="T5">LectorArchivos</text:span><text:span text:style-name="T2">)</text:span></text:p>
          <text:list>
            <text:list-item>
              <text:p text:style-name="P12"><text:span text:style-name="T2">Implementación:</text:span><text:span text:style-name="T3"> </text:span><text:span text:style-name="T5">java.util.TreeMap</text:span><text:span text:style-name="T3">.</text:span></text:p>
            </text:list-item>
            <text:list-item>
              <text:p text:style-name="P15"><text:span text:style-name="T2">Justificación:</text:span><text:span text:style-name="T3"> Se mantuvo la decisión estratégica de usar </text:span><text:span text:style-name="T5">TreeMap</text:span><text:span text:style-name="T3"> para las colecciones de paradas y líneas. El ordenamiento intrínseco que provee fue invaluable durante la depuración y es fundamental para la generación de reportes ordenados por ID, justificando el ligero sobrecosto computacional (</text:span><text:span text:style-name="T5">O(log n)</text:span><text:span text:style-name="T3">) frente a </text:span><text:span text:style-name="T5">HashMap</text:span><text:span text:style-name="T3">.</text:span></text:p>
            </text:list-item>
          </text:list>
        </text:list-item>
      </text:list>
      <text:p text:style-name="P19"><text:bookmark text:name="_lfmnkrslvhww"/><text:span text:style-name="T4">4. Arquitectura y Componentes del Sistema</text:span></text:p>
      <text:p text:style-name="P4"><text:span text:style-name="T3">El Incremento 2 expandió la arquitectura por capas con nuevos componentes de lógica y una interfaz más rica.</text:span></text:p>
      <text:list xml:id="list3580872199" text:style-name="WWNum1">
        <text:list-item>
          <text:p text:style-name="P7"><text:span text:style-name="T2">Capa </text:span><text:span text:style-name="T5">modelo</text:span><text:span text:style-name="T2">:</text:span></text:p>
          <text:list>
            <text:list-item>
              <text:p text:style-name="P13"><text:soft-page-break/><text:span text:style-name="T3">Las clases </text:span><text:span text:style-name="T5">Colectivo</text:span><text:span text:style-name="T3">, </text:span><text:span text:style-name="T5">Pasajero</text:span><text:span text:style-name="T3"> y </text:span><text:span text:style-name="T5">Parada</text:span><text:span text:style-name="T3"> fueron extendidas con nuevos atributos para soportar las métricas de simulación: capacidad (sentados/parados), estado, tiempos de espera/viaje y contadores para estadísticas.</text:span></text:p>
            </text:list-item>
          </text:list>
        </text:list-item>
        <text:list-item>
          <text:p text:style-name="P7"><text:span text:style-name="T2">Capa </text:span><text:span text:style-name="T5">logica</text:span><text:span text:style-name="T2"> (Nuevos Componentes):</text:span></text:p>
          <text:list>
            <text:list-item>
              <text:p text:style-name="P13"><text:span text:style-name="T5">PlanificadorRutas</text:span><text:span text:style-name="T2">:</text:span><text:span text:style-name="T3"> Nueva clase responsable de construir el grafo de la red a partir de los datos cargados y de exponer un método </text:span><text:span text:style-name="T5">calcularRutaOptima()</text:span><text:span text:style-name="T3">, que internamente invoca al algoritmo de Dijkstra.</text:span></text:p>
            </text:list-item>
            <text:list-item>
              <text:p text:style-name="P13"><text:span text:style-name="T5">GestorEstadisticas</text:span><text:span text:style-name="T2">:</text:span><text:span text:style-name="T3"> Nueva clase que actúa como un colector central de datos. Durante la simulación, el </text:span><text:span text:style-name="T5">Simulador</text:span><text:span text:style-name="T3"> le notifica eventos (pasajero sube/baja, tiempo transcurrido), y el gestor los procesa para calcular y exponer las métricas finales.</text:span></text:p>
            </text:list-item>
          </text:list>
        </text:list-item>
        <text:list-item>
          <text:p text:style-name="P7"><text:span text:style-name="T2">Capa </text:span><text:span text:style-name="T5">logica</text:span><text:span text:style-name="T2"> (Componentes Modificados):</text:span></text:p>
          <text:list>
            <text:list-item>
              <text:p text:style-name="P13"><text:span text:style-name="T5">Simulador</text:span><text:span text:style-name="T2">:</text:span><text:span text:style-name="T3"> Su rol evolucionó. Ahora integra y orquesta los nuevos componentes. En su constructor inicializa el </text:span><text:span text:style-name="T5">PlanificadorRutas</text:span><text:span text:style-name="T3"> y el </text:span><text:span text:style-name="T5">GestorEstadisticas</text:span><text:span text:style-name="T3">. Durante su ejecución, invoca a estos módulos para registrar eventos y obtener información.</text:span></text:p>
            </text:list-item>
          </text:list>
        </text:list-item>
        <text:list-item>
          <text:p text:style-name="P7"><text:span text:style-name="T2">Capa </text:span><text:span text:style-name="T5">interfaz</text:span><text:span text:style-name="T2">:</text:span></text:p>
          <text:list>
            <text:list-item>
              <text:p text:style-name="P16"><text:span text:style-name="T5">SimuladorColectivosApp</text:span><text:span text:style-name="T2">:</text:span><text:span text:style-name="T3"> Fue transformada. Ahora presenta un menú de texto interactivo que permite al usuario controlar la simulación paso a paso, solicitar el cálculo de una ruta entre dos paradas o pedir un reporte completo de las estadísticas al finalizar.</text:span></text:p>
            </text:list-item>
          </text:list>
        </text:list-item>
      </text:list>
      <text:p text:style-name="P19"><text:bookmark text:name="_ey9pmbz62he"/><text:span text:style-name="T4">5. Desafíos Técnicos y Soluciones Implementadas</text:span></text:p>
      <text:p text:style-name="P4"><text:span text:style-name="T3">El desarrollo del Incremento 2 presentó desafíos que pusieron a prueba la robustez del diseño y la correcta implementación de los tests.</text:span></text:p>
      <text:list xml:id="list112023121" text:style-name="WWNum3">
        <text:list-item>
          <text:p text:style-name="P8"><text:span text:style-name="T2">Bug 1: Inicialización de Tests en </text:span><text:span text:style-name="T5">GestorEstadisticasTest</text:span></text:p>
          <text:list>
            <text:list-item>
              <text:p text:style-name="P14"><text:span text:style-name="T2">Síntoma:</text:span><text:span text:style-name="T3"> Los tests fallaban con </text:span><text:span text:style-name="T5">IllegalArgumentException</text:span><text:span text:style-name="T3"> porque se intentaba crear un </text:span><text:span text:style-name="T5">Colectivo</text:span><text:span text:style-name="T3"> sin una </text:span><text:span text:style-name="T5">Linea</text:span><text:span text:style-name="T3"> asociada.</text:span></text:p>
            </text:list-item>
            <text:list-item>
              <text:p text:style-name="P14"><text:span text:style-name="T2">Análisis:</text:span><text:span text:style-name="T3"> El problema reveló la importancia de que los "datos de prueba" (fixtures) respeten los contratos y validaciones de las clases del modelo. El constructor de </text:span><text:span text:style-name="T5">Colectivo</text:span><text:span text:style-name="T3"> correctamente exigía una línea no nula.</text:span></text:p>
            </text:list-item>
            <text:list-item>
              <text:p text:style-name="P14"><text:span text:style-name="T2">Resolución:</text:span><text:span text:style-name="T3"> Se corrigió el método </text:span><text:span text:style-name="T5">setUp()</text:span><text:span text:style-name="T3"> de los tests para crear instancias válidas y completas de </text:span><text:span text:style-name="T5">Parada</text:span><text:span text:style-name="T3"> y </text:span><text:span text:style-name="T5">Linea</text:span><text:span text:style-name="T3"> antes de instanciar el </text:span><text:span text:style-name="T5">Colectivo</text:span><text:span text:style-name="T3">, asegurando que los tests operaran bajo las mismas reglas que la aplicación.</text:span></text:p>
            </text:list-item>
          </text:list>
        </text:list-item>
        <text:list-item>
          <text:p text:style-name="P8"><text:span text:style-name="T2">Bug 2: Cálculo Incorrecto de Rutas en Ciclos (</text:span><text:span text:style-name="T5">PlanificadorRutasTest</text:span><text:span text:style-name="T2">)</text:span></text:p>
          <text:list>
            <text:list-item>
              <text:p text:style-name="P14"><text:span text:style-name="T2">Síntoma:</text:span><text:span text:style-name="T3"> Un test que validaba una ruta en un grafo cíclico fallaba porque el camino devuelto era más corto de lo esperado (</text:span><text:span text:style-name="T5">expected: &lt;3&gt; but was: &lt;2&gt;</text:span><text:span text:style-name="T3">).</text:span></text:p>
            </text:list-item>
            <text:list-item>
              <text:p text:style-name="P14"><text:span text:style-name="T2">Análisis:</text:span><text:span text:style-name="T3"> La depuración, mediante la impresión de la ruta devuelta, demostró que el algoritmo encontraba un "atajo". La causa raíz no estaba en el algoritmo de Dijkstra, sino en que el </text:span><text:span text:style-name="T5">AdjacencyMapGraph</text:span><text:span text:style-name="T3"> había sido inicializado como </text:span><text:span text:style-name="T2">no dirigido</text:span><text:span text:style-name="T3">. Al añadir una arista </text:span><text:span text:style-name="T5">P3→P1</text:span><text:span text:style-name="T3">, se creaba implícitamente la arista inversa </text:span><text:span text:style-name="T5">P1→P3</text:span><text:span text:style-name="T3">, que el algoritmo correctamente usaba.</text:span></text:p>
            </text:list-item>
            <text:list-item>
              <text:p text:style-name="P17"><text:span text:style-name="T2">Resolución:</text:span><text:span text:style-name="T3"> Se modificó la inicialización del grafo en </text:span><text:span text:style-name="T5">PlanificadorRutas</text:span><text:span text:style-name="T3"> para que fuera </text:span><text:span text:style-name="T2">dirigido</text:span><text:span text:style-name="T3">. Este cambio crucial alineó el modelo de software con el problema del mundo real y solucionó el bug, validando la importancia de los tests para descubrir errores de modelado.</text:span></text:p>
            </text:list-item>
          </text:list>
        </text:list-item>
      </text:list>
      <text:p text:style-name="P19"><text:bookmark text:name="_6vw5e1v1eq2j"/><text:span text:style-name="T4">6. Instrucciones de Uso y Salida del Programa</text:span></text:p>
      <text:p text:style-name="P1"><text:span text:style-name="T3">La ejecución del programa ahora presenta un menú interactivo:</text:span></text:p>
      <text:p text:style-name="P2"><text:span text:style-name="T5">--- Simulador de Colectivos Urbanos ---</text:span></text:p>
      <text:p text:style-name="P2"><text:span text:style-name="T5">1. Ejecutar un paso de la simulación</text:span></text:p>
      <text:p text:style-name="P2"><text:span text:style-name="T5">2. Calcular ruta óptima entre dos paradas</text:span></text:p>
      <text:p text:style-name="P2"><text:span text:style-name="T5">3. Mostrar estadísticas de la simulación</text:span></text:p>
      <text:p text:style-name="P2"><text:span text:style-name="T5">4. Salir</text:span></text:p>
      <text:p text:style-name="P2"><text:span text:style-name="T5">Seleccione una opción:</text:span></text:p>
      <text:p text:style-name="P3"><text:soft-page-break/></text:p>
      <text:list xml:id="list601854031" text:style-name="WWNum2">
        <text:list-item>
          <text:p text:style-name="P9"><text:span text:style-name="T2">Opción 1:</text:span><text:span text:style-name="T3"> Avanza la simulación en un ciclo, mostrando los eventos de cada colectivo.</text:span></text:p>
        </text:list-item>
        <text:list-item>
          <text:p text:style-name="P9"><text:span text:style-name="T2">Opción 2:</text:span><text:span text:style-name="T3"> Solicita al usuario los IDs de una parada de origen y una de destino, y muestra la ruta más corta calculada por el </text:span><text:span text:style-name="T5">PlanificadorRutas</text:span><text:span text:style-name="T3">.</text:span></text:p>
        </text:list-item>
        <text:list-item>
          <text:p text:style-name="P11"><text:span text:style-name="T2">Opción 3:</text:span><text:span text:style-name="T3"> Muestra el reporte final generado por el </text:span><text:span text:style-name="T5">GestorEstadisticas</text:span><text:span text:style-name="T3">, incluyendo métricas de pasajeros, tiempos y satisfacción.</text:span></text:p>
        </text:list-item>
      </text:list>
      <text:p text:style-name="P19"><text:bookmark text:name="_igejydvx7o2r"/><text:span text:style-name="T4">7. Conclusión</text:span></text:p>
      <text:p text:style-name="P1"><text:span text:style-name="T3">El </text:span><text:span text:style-name="T2">Incremento 2</text:span><text:span text:style-name="T3"> ha sido completado con éxito, elevando el proyecto de un simple simulador a una plataforma de análisis. La base de código es robusta, la arquitectura por capas ha demostrado su escalabilidad y las funcionalidades implementadas son complejas y han sido validadas por una suite de pruebas unitarias exhaustiva.</text:span></text:p>
      <text:p text:style-name="P1"><text:span text:style-name="T3">El sistema está ahora preparado para futuras extensiones, como la introducción de una interfaz gráfica o la simulación de eventos más complejos como demoras y tráfico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 Text1" svg:font-family="'Google Sans Text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2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b1c1d" fo:font-size="12pt" style:text-underline-style="none" style:font-name-asian="Google Sans Text2" style:font-family-asian="'Google Sans Text'" style:font-family-generic-asian="system" style:font-pitch-asian="variable" style:font-size-asian="12pt" style:font-name-complex="Google Sans Text2" style:font-family-complex="'Google Sans Text'" style:font-family-generic-complex="system" style:font-pitch-complex="variable" style:font-size-complex="12pt"/>
    </style:style>
    <style:style style:name="ListLabel_20_2" style:display-name="ListLabel 2" style:family="text">
      <style:text-properties fo:color="#1b1c1d" fo:font-size="12pt" style:text-underline-style="none" style:font-name-asian="Google Sans Text2" style:font-family-asian="'Google Sans Text'" style:font-family-generic-asian="system" style:font-pitch-asian="variable" style:font-size-asian="12pt" style:font-name-complex="Google Sans Text2" style:font-family-complex="'Google Sans Text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b1c1d" fo:font-size="12pt" style:text-underline-style="none" style:font-name-asian="Google Sans Text2" style:font-family-asian="'Google Sans Text'" style:font-family-generic-asian="system" style:font-pitch-asian="variable" style:font-size-asian="12pt" style:font-name-complex="Google Sans Text2" style:font-family-complex="'Google Sans Text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b1c1d" fo:font-size="12pt" style:text-underline-style="none" style:font-name-asian="Google Sans Text2" style:font-family-asian="'Google Sans Text'" style:font-family-generic-asian="system" style:font-pitch-asian="variable" style:font-size-asian="12pt" style:font-name-complex="Google Sans Text2" style:font-family-complex="'Google Sans Text'" style:font-family-generic-complex="system" style:font-pitch-complex="variable" style:font-size-complex="12pt"/>
    </style:style>
    <style:style style:name="ListLabel_20_20" style:display-name="ListLabel 20" style:family="text">
      <style:text-properties fo:color="#1b1c1d" fo:font-size="12pt" style:text-underline-style="none" style:font-name-asian="Google Sans Text2" style:font-family-asian="'Google Sans Text'" style:font-family-generic-asian="system" style:font-pitch-asian="variable" style:font-size-asian="12pt" style:font-name-complex="Google Sans Text2" style:font-family-complex="'Google Sans Text'" style:font-family-generic-complex="system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b1c1d" fo:font-size="12pt" style:text-underline-style="none" style:font-name-asian="Google Sans Text2" style:font-family-asian="'Google Sans Text'" style:font-family-generic-asian="system" style:font-pitch-asian="variable" style:font-size-asian="12pt" style:font-name-complex="Google Sans Text2" style:font-family-complex="'Google Sans Text'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b1c1d" fo:font-size="12pt" style:text-underline-style="none" style:font-name-asian="Google Sans Text2" style:font-family-asian="'Google Sans Text'" style:font-family-generic-asian="system" style:font-pitch-asian="variable" style:font-size-asian="12pt" style:font-name-complex="Google Sans Text2" style:font-family-complex="'Google Sans Text'" style:font-family-generic-complex="system" style:font-pitch-complex="variable" style:font-size-complex="12pt"/>
    </style:style>
    <style:style style:name="ListLabel_20_38" style:display-name="ListLabel 38" style:family="text">
      <style:text-properties fo:color="#1b1c1d" fo:font-size="12pt" style:text-underline-style="none" style:font-name-asian="Google Sans Text2" style:font-family-asian="'Google Sans Text'" style:font-family-generic-asian="system" style:font-pitch-asian="variable" style:font-size-asian="12pt" style:font-name-complex="Google Sans Text2" style:font-family-complex="'Google Sans Text'" style:font-family-generic-complex="system" style:font-pitch-complex="variable" style:font-size-complex="12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oogle Sans Text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Google Sans Text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Proyecto Integrador A&amp;PII: Simulador de Colectivos:Incremento 2</text:p>
      </style:header>
      <style:footer>
        <text:p text:style-name="Standard"><text:page-number text:select-page="current">3</text:page-number>-Miy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9" meta:word-count="1163" meta:character-count="7673" meta:non-whitespace-character-count="6601"/>
    <meta:generator>LibreOfficeDev/6.0.5.2$Linux_X86_64 LibreOffice_project/</meta:generator>
  </office:meta>
</office:document-meta>
</file>